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9885" officeooo:paragraph-rsid="000c9885"/>
    </style:style>
    <style:style style:name="P2" style:family="paragraph" style:parent-style-name="Preformatted_20_Text">
      <style:text-properties fo:color="#800000" officeooo:rsid="000c9885" officeooo:paragraph-rsid="000c9885"/>
    </style:style>
    <style:style style:name="P3" style:family="paragraph" style:parent-style-name="Preformatted_20_Text">
      <style:text-properties fo:color="#009933" officeooo:rsid="000c9885" officeooo:paragraph-rsid="000c9885"/>
    </style:style>
    <style:style style:name="T1" style:family="text">
      <style:text-properties fo:color="#009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##################################################################</text:p>
      <text:p text:style-name="P1">############### Sortie au 1er juillet #################################</text:p>
      <text:p text:style-name="P1"/>
      <text:p text:style-name="P2">Traitement des données avec seuil à 20 et empreinte monomère</text:p>
      <text:p text:style-name="P1"/>
      <text:p text:style-name="P3">SMO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6 <text:s text:c="5"/>0.97 <text:s text:c="5"/>0.96 <text:s text:c="6"/>481</text:p>
      <text:p text:style-name="P1"><text:s text:c="13"/>toxin <text:s text:c="6"/>0.85 <text:s text:c="5"/>0.91 <text:s text:c="5"/>0.88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75 <text:s text:c="5"/>0.45 <text:s text:c="5"/>0.57 <text:s text:c="7"/>33</text:p>
      <text:p text:style-name="P1">protease inhibitor <text:s text:c="6"/>0.89 <text:s text:c="5"/>0.84 <text:s text:c="5"/>0.86 <text:s text:c="7"/>38</text:p>
      <text:p text:style-name="P1"/>
      <text:p text:style-name="P1"><text:s text:c="7"/>avg / total <text:s text:c="6"/>0.93 <text:s text:c="5"/>0.93 <text:s text:c="5"/>0.93 <text:s text:c="6"/>789</text:p>
      <text:p text:style-name="P1"/>
      <text:p text:style-name="P1">Accuracy : 0.932 </text:p>
      <text:p text:style-name="P1"/>
      <text:p text:style-name="P1"><text:span text:style-name="T1">LibLinear :</text:span>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6 <text:s text:c="5"/>0.97 <text:s text:c="5"/>0.97 <text:s text:c="6"/>481</text:p>
      <text:p text:style-name="P1"><text:s text:c="13"/>toxin <text:s text:c="6"/>0.86 <text:s text:c="5"/>0.93 <text:s text:c="5"/>0.89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67 <text:s text:c="5"/>0.48 <text:s text:c="5"/>0.56 <text:s text:c="7"/>33</text:p>
      <text:p text:style-name="P1">protease inhibitor <text:s text:c="6"/>0.87 <text:s text:c="5"/>0.87 <text:s text:c="5"/>0.87 <text:s text:c="7"/>38</text:p>
      <text:p text:style-name="P1"/>
      <text:p text:style-name="P1"><text:s text:c="7"/>avg / total <text:s text:c="6"/>0.93 <text:s text:c="5"/>0.93 <text:s text:c="5"/>0.93 <text:s text:c="6"/>789</text:p>
      <text:p text:style-name="P1"/>
      <text:p text:style-name="P1">Accuracy : 0.934 </text:p>
      <text:p text:style-name="P1"/>
      <text:p text:style-name="P1"><text:span text:style-name="T1">Naive Bayes :</text:span>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8 <text:s text:c="5"/>0.76 <text:s text:c="5"/>0.85 <text:s text:c="6"/>481</text:p>
      <text:p text:style-name="P1"><text:s text:c="13"/>toxin <text:s text:c="6"/>0.78 <text:s text:c="5"/>0.84 <text:s text:c="5"/>0.81 <text:s text:c="6"/>147</text:p>
      <text:p text:style-name="P1"><text:s text:c="7"/>siderophore <text:s text:c="6"/>0.98 <text:s text:c="5"/>0.96 <text:s text:c="5"/>0.97 <text:s text:c="7"/>90</text:p>
      <text:p text:style-name="P1"><text:s text:c="9"/>antitumor <text:s text:c="6"/>0.12 <text:s text:c="5"/>0.36 <text:s text:c="5"/>0.18 <text:s text:c="7"/>33</text:p>
      <text:p text:style-name="P1">protease inhibitor <text:s text:c="6"/>0.52 <text:s text:c="5"/>0.92 <text:s text:c="5"/>0.67 <text:s text:c="7"/>38</text:p>
      <text:p text:style-name="P1"/>
      <text:p text:style-name="P1"><text:s text:c="7"/>avg / total <text:s text:c="6"/>0.88 <text:s text:c="5"/>0.79 <text:s text:c="5"/>0.82 <text:s text:c="6"/>789</text:p>
      <text:p text:style-name="P1"/>
      <text:p text:style-name="P1">Accuracy : 0.787 </text:p>
      <text:p text:style-name="P1"/>
      <text:p text:style-name="P1"/>
      <text:p text:style-name="P2">Traitement des données avec seuil à 20 et empreinte cluster-monomère-lien</text:p>
      <text:p text:style-name="P1"/>
      <text:p text:style-name="P3">SMO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5 <text:s text:c="5"/>0.97 <text:s text:c="5"/>0.96 <text:s text:c="6"/>481</text:p>
      <text:p text:style-name="P1"><text:s text:c="13"/>toxin <text:s text:c="6"/>0.89 <text:s text:c="5"/>0.90 <text:s text:c="5"/>0.90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74 <text:s text:c="5"/>0.52 <text:s text:c="5"/>0.61 <text:s text:c="7"/>33</text:p>
      <text:p text:style-name="P1">protease inhibitor <text:s text:c="6"/>0.95 <text:s text:c="5"/>0.92 <text:s text:c="5"/>0.93 <text:s text:c="7"/>38</text:p>
      <text:p text:style-name="P1"/>
      <text:p text:style-name="P1"><text:s text:c="7"/>avg / total <text:s text:c="6"/>0.94 <text:s text:c="5"/>0.94 <text:s text:c="5"/>0.94 <text:s text:c="6"/>789</text:p>
      <text:p text:style-name="P1"/>
      <text:p text:style-name="P1">Accuracy : 0.938 </text:p>
      <text:p text:style-name="P1"/>
      <text:p text:style-name="P3">LibLinear : </text:p>
      <text:p text:style-name="P1"><text:s text:c="20"/>precision <text:s text:c="3"/>recall <text:s/>f1-score <text:s text:c="2"/>support</text:p>
      <text:p text:style-name="P1"/>
      <text:p text:style-name="P1"><text:soft-page-break/><text:s text:c="8"/>antibiotic <text:s text:c="6"/>0.97 <text:s text:c="5"/>0.97 <text:s text:c="5"/>0.97 <text:s text:c="6"/>481</text:p>
      <text:p text:style-name="P1"><text:s text:c="13"/>toxin <text:s text:c="6"/>0.88 <text:s text:c="5"/>0.91 <text:s text:c="5"/>0.89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67 <text:s text:c="5"/>0.55 <text:s text:c="5"/>0.60 <text:s text:c="7"/>33</text:p>
      <text:p text:style-name="P1">protease inhibitor <text:s text:c="6"/>0.87 <text:s text:c="5"/>0.89 <text:s text:c="5"/>0.88 <text:s text:c="7"/>38</text:p>
      <text:p text:style-name="P1"/>
      <text:p text:style-name="P1"><text:s text:c="7"/>avg / total <text:s text:c="6"/>0.94 <text:s text:c="5"/>0.94 <text:s text:c="5"/>0.94 <text:s text:c="6"/>789</text:p>
      <text:p text:style-name="P1"/>
      <text:p text:style-name="P1">Accuracy : 0.939 </text:p>
      <text:p text:style-name="P1"/>
      <text:p text:style-name="P3">Naive Bayes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8 <text:s text:c="5"/>0.81 <text:s text:c="5"/>0.88 <text:s text:c="6"/>481</text:p>
      <text:p text:style-name="P1"><text:s text:c="13"/>toxin <text:s text:c="6"/>0.77 <text:s text:c="5"/>0.84 <text:s text:c="5"/>0.80 <text:s text:c="6"/>147</text:p>
      <text:p text:style-name="P1"><text:s text:c="7"/>siderophore <text:s text:c="6"/>0.99 <text:s text:c="5"/>0.96 <text:s text:c="5"/>0.97 <text:s text:c="7"/>90</text:p>
      <text:p text:style-name="P1"><text:s text:c="9"/>antitumor <text:s text:c="6"/>0.15 <text:s text:c="5"/>0.36 <text:s text:c="5"/>0.21 <text:s text:c="7"/>33</text:p>
      <text:p text:style-name="P1">protease inhibitor <text:s text:c="6"/>0.52 <text:s text:c="5"/>0.92 <text:s text:c="5"/>0.67 <text:s text:c="7"/>38</text:p>
      <text:p text:style-name="P1"/>
      <text:p text:style-name="P1"><text:s text:c="7"/>avg / total <text:s text:c="6"/>0.89 <text:s text:c="5"/>0.82 <text:s text:c="5"/>0.84 <text:s text:c="6"/>789</text:p>
      <text:p text:style-name="P1"/>
      <text:p text:style-name="P1">Accuracy : 0.816 </text:p>
      <text:p text:style-name="P1"/>
      <text:p text:style-name="P1"/>
      <text:p text:style-name="P2">Traitement des données avec seuil à 20 et empreinte monomère-lien</text:p>
      <text:p text:style-name="P2"/>
      <text:p text:style-name="P1"><text:span text:style-name="T1">SMO :</text:span>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5 <text:s text:c="5"/>0.97 <text:s text:c="5"/>0.96 <text:s text:c="6"/>481</text:p>
      <text:p text:style-name="P1"><text:s text:c="13"/>toxin <text:s text:c="6"/>0.88 <text:s text:c="5"/>0.90 <text:s text:c="5"/>0.89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74 <text:s text:c="5"/>0.52 <text:s text:c="5"/>0.61 <text:s text:c="7"/>33</text:p>
      <text:p text:style-name="P1">protease inhibitor <text:s text:c="6"/>0.94 <text:s text:c="5"/>0.89 <text:s text:c="5"/>0.92 <text:s text:c="7"/>38</text:p>
      <text:p text:style-name="P1"/>
      <text:p text:style-name="P1"><text:s text:c="7"/>avg / total <text:s text:c="6"/>0.93 <text:s text:c="5"/>0.94 <text:s text:c="5"/>0.93 <text:s text:c="6"/>789</text:p>
      <text:p text:style-name="P1"/>
      <text:p text:style-name="P1">Accuracy : 0.937 </text:p>
      <text:p text:style-name="P1"/>
      <text:p text:style-name="P3">LibLinear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7 <text:s text:c="5"/>0.97 <text:s text:c="5"/>0.97 <text:s text:c="6"/>481</text:p>
      <text:p text:style-name="P1"><text:s text:c="13"/>toxin <text:s text:c="6"/>0.88 <text:s text:c="5"/>0.93 <text:s text:c="5"/>0.90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69 <text:s text:c="5"/>0.55 <text:s text:c="5"/>0.61 <text:s text:c="7"/>33</text:p>
      <text:p text:style-name="P1">protease inhibitor <text:s text:c="6"/>0.87 <text:s text:c="5"/>0.89 <text:s text:c="5"/>0.88 <text:s text:c="7"/>38</text:p>
      <text:p text:style-name="P1"/>
      <text:p text:style-name="P1"><text:s text:c="7"/>avg / total <text:s text:c="6"/>0.94 <text:s text:c="5"/>0.94 <text:s text:c="5"/>0.94 <text:s text:c="6"/>789</text:p>
      <text:p text:style-name="P1"/>
      <text:p text:style-name="P1">Accuracy : 0.940 </text:p>
      <text:p text:style-name="P1"/>
      <text:p text:style-name="P1"><text:span text:style-name="T1">Naive Bayes :</text:span>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8 <text:s text:c="5"/>0.76 <text:s text:c="5"/>0.86 <text:s text:c="6"/>481</text:p>
      <text:p text:style-name="P1"><text:s text:c="13"/>toxin <text:s text:c="6"/>0.77 <text:s text:c="5"/>0.84 <text:s text:c="5"/>0.80 <text:s text:c="6"/>147</text:p>
      <text:p text:style-name="P1"><text:s text:c="7"/>siderophore <text:s text:c="6"/>0.98 <text:s text:c="5"/>0.96 <text:s text:c="5"/>0.97 <text:s text:c="7"/>90</text:p>
      <text:p text:style-name="P1"><text:s text:c="9"/>antitumor <text:s text:c="6"/>0.12 <text:s text:c="5"/>0.36 <text:s text:c="5"/>0.18 <text:s text:c="7"/>33</text:p>
      <text:p text:style-name="P1">protease inhibitor <text:s text:c="6"/>0.52 <text:s text:c="5"/>0.92 <text:s text:c="5"/>0.67 <text:s text:c="7"/>38</text:p>
      <text:p text:style-name="P1"/>
      <text:p text:style-name="P1"><text:s text:c="7"/>avg / total <text:s text:c="6"/>0.88 <text:s text:c="5"/>0.79 <text:s text:c="5"/>0.82 <text:s text:c="6"/>789</text:p>
      <text:p text:style-name="P1"/>
      <text:p text:style-name="P1">Accuracy : 0.788 </text:p>
      <text:p text:style-name="P1"><text:soft-page-break/></text:p>
      <text:p text:style-name="P1"/>
      <text:p text:style-name="P2">Traitement des données avec seuil à 20 et empreinte cluster-monomère</text:p>
      <text:p text:style-name="P2"/>
      <text:p text:style-name="P3">SMO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6 <text:s text:c="5"/>0.97 <text:s text:c="5"/>0.96 <text:s text:c="6"/>481</text:p>
      <text:p text:style-name="P1"><text:s text:c="13"/>toxin <text:s text:c="6"/>0.85 <text:s text:c="5"/>0.91 <text:s text:c="5"/>0.88 <text:s text:c="6"/>147</text:p>
      <text:p text:style-name="P1"><text:s text:c="7"/>siderophore <text:s text:c="6"/>1.00 <text:s text:c="5"/>0.94 <text:s text:c="5"/>0.97 <text:s text:c="7"/>90</text:p>
      <text:p text:style-name="P1"><text:s text:c="9"/>antitumor <text:s text:c="6"/>0.71 <text:s text:c="5"/>0.45 <text:s text:c="5"/>0.56 <text:s text:c="7"/>33</text:p>
      <text:p text:style-name="P1">protease inhibitor <text:s text:c="6"/>0.89 <text:s text:c="5"/>0.84 <text:s text:c="5"/>0.86 <text:s text:c="7"/>38</text:p>
      <text:p text:style-name="P1"/>
      <text:p text:style-name="P1"><text:s text:c="7"/>avg / total <text:s text:c="6"/>0.93 <text:s text:c="5"/>0.93 <text:s text:c="5"/>0.93 <text:s text:c="6"/>789</text:p>
      <text:p text:style-name="P1"/>
      <text:p text:style-name="P1">Accuracy : 0.929 </text:p>
      <text:p text:style-name="P1"/>
      <text:p text:style-name="P3">LibLinear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6 <text:s text:c="5"/>0.97 <text:s text:c="5"/>0.97 <text:s text:c="6"/>481</text:p>
      <text:p text:style-name="P1"><text:s text:c="13"/>toxin <text:s text:c="6"/>0.87 <text:s text:c="5"/>0.93 <text:s text:c="5"/>0.90 <text:s text:c="6"/>147</text:p>
      <text:p text:style-name="P1"><text:s text:c="7"/>siderophore <text:s text:c="6"/>1.00 <text:s text:c="5"/>0.97 <text:s text:c="5"/>0.98 <text:s text:c="7"/>90</text:p>
      <text:p text:style-name="P1"><text:s text:c="9"/>antitumor <text:s text:c="6"/>0.67 <text:s text:c="5"/>0.48 <text:s text:c="5"/>0.56 <text:s text:c="7"/>33</text:p>
      <text:p text:style-name="P1">protease inhibitor <text:s text:c="6"/>0.87 <text:s text:c="5"/>0.87 <text:s text:c="5"/>0.87 <text:s text:c="7"/>38</text:p>
      <text:p text:style-name="P1"/>
      <text:p text:style-name="P1"><text:s text:c="7"/>avg / total <text:s text:c="6"/>0.93 <text:s text:c="5"/>0.94 <text:s text:c="5"/>0.93 <text:s text:c="6"/>789</text:p>
      <text:p text:style-name="P1"/>
      <text:p text:style-name="P1">Accuracy : 0.937 </text:p>
      <text:p text:style-name="P1"/>
      <text:p text:style-name="P3">Naive Bayes : </text:p>
      <text:p text:style-name="P1"><text:s text:c="20"/>precision <text:s text:c="3"/>recall <text:s/>f1-score <text:s text:c="2"/>support</text:p>
      <text:p text:style-name="P1"/>
      <text:p text:style-name="P1"><text:s text:c="8"/>antibiotic <text:s text:c="6"/>0.98 <text:s text:c="5"/>0.80 <text:s text:c="5"/>0.88 <text:s text:c="6"/>481</text:p>
      <text:p text:style-name="P1"><text:s text:c="13"/>toxin <text:s text:c="6"/>0.78 <text:s text:c="5"/>0.84 <text:s text:c="5"/>0.81 <text:s text:c="6"/>147</text:p>
      <text:p text:style-name="P1"><text:s text:c="7"/>siderophore <text:s text:c="6"/>0.99 <text:s text:c="5"/>0.96 <text:s text:c="5"/>0.97 <text:s text:c="7"/>90</text:p>
      <text:p text:style-name="P1"><text:s text:c="9"/>antitumor <text:s text:c="6"/>0.14 <text:s text:c="5"/>0.36 <text:s text:c="5"/>0.21 <text:s text:c="7"/>33</text:p>
      <text:p text:style-name="P1">protease inhibitor <text:s text:c="6"/>0.52 <text:s text:c="5"/>0.92 <text:s text:c="5"/>0.67 <text:s text:c="7"/>38</text:p>
      <text:p text:style-name="P1"/>
      <text:p text:style-name="P1"><text:s text:c="7"/>avg / total <text:s text:c="6"/>0.89 <text:s text:c="5"/>0.81 <text:s text:c="5"/>0.84 <text:s text:c="6"/>789</text:p>
      <text:p text:style-name="P1"/>
      <text:p text:style-name="P1">Accuracy : 0.814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10:27:38.890085293</dc:date>
    <meta:document-statistic meta:table-count="0" meta:image-count="0" meta:object-count="0" meta:page-count="3" meta:paragraph-count="114" meta:word-count="555" meta:character-count="5692" meta:non-whitespace-character-count="2767"/>
    <meta:generator>LibreOffice/4.2.8.2$Linux_x86 LibreOffice_project/420m0$Build-2</meta:generator>
  </office:meta>
</office:document-meta>
</file>